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1203F2420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3335in" svg:height="3in" draw:z-index="0"><draw:image xlink:href="Pictures/1000000000000200000001203F2420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2:47:35.365298134</meta:creation-date>
    <dc:date>2026-02-07T12:48:15.247000577</dc:date>
    <meta:editing-duration>PT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